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nerate (temporary) work directo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py mzM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vert mzXM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t/disable cache fil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st all feature finders --&gt; simply compare to re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eatureGrou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 csv featu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mpare all algos to ref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est subsetting: # rows/cols, drop?, empty, wrong inp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por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roupTable: check rows/columns with/without averag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verl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?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plicateGroupSubtr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gComparis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nerate comparisons with both grouping alg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ubsett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sensus: compare coun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SPeakLi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ly mz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formul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nsus: show, merge various, compare thresholds/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 fGroup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mpou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fier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FormulaScoring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 fGroup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nent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FGroup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creenTarg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 features and featureGroups metho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FeaturesScreen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ing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MS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ify analysis info, empty fGroups etc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-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-00-0000</text:date>, <text:time style:data-style-name="N2" text:time-value="16:41:00.81627567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7:01:13.047875155</meta:creation-date>
    <dc:date>2018-03-31T17:26:01.185006806</dc:date>
    <meta:editing-duration>PT2H31M53S</meta:editing-duration>
    <meta:editing-cycles>13</meta:editing-cycles>
    <meta:generator>LibreOffice/5.4.5.1$Linux_X86_64 LibreOffice_project/40m0$Build-1</meta:generator>
    <meta:document-statistic meta:table-count="1" meta:cell-count="57" meta:object-count="0"/>
  </office:meta>
</office:document-meta>
</file>